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Mono" svg:font-family="LiberationMono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1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use-window-font-color="true" style:font-name="Liberation Mono" fo:font-size="10pt" style:font-size-asian="10pt" style:font-size-complex="10pt"/>
    </style:style>
    <style:style style:name="ce2" style:family="table-cell" style:parent-style-name="Default" style:data-style-name="N84">
      <style:table-cell-properties fo:background-color="#ffff00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 style:data-style-name="N84">
      <style:text-properties style:use-window-font-color="true" style:font-name="Liberation Mono" fo:font-size="10pt" style:font-size-asian="10pt" style:font-size-complex="10pt"/>
    </style:style>
    <style:style style:name="ce4" style:family="table-cell" style:parent-style-name="Default">
      <style:table-cell-properties fo:background-color="#ffff00"/>
      <style:text-properties style:use-window-font-color="true" style:font-name="Liberation Mono" fo:font-size="10pt" style:font-size-asian="10pt" style:font-size-complex="10pt"/>
    </style:style>
    <style:style style:name="ce5" style:family="table-cell" style:parent-style-name="Default" style:data-style-name="N0">
      <style:text-properties style:use-window-font-color="true" style:font-name="Liberation Mono" fo:font-size="10pt" style:font-size-asian="10pt" style:font-size-complex="10pt"/>
    </style:style>
    <style:style style:name="ce6" style:family="table-cell" style:parent-style-name="Default" style:data-style-name="N132">
      <style:text-properties style:use-window-font-color="true" style:font-name="Liberation Mono" fo:font-size="10pt" style:font-size-asian="10pt" style:font-size-complex="10pt"/>
    </style:style>
    <style:style style:name="ce7" style:family="table-cell" style:parent-style-name="Default" style:data-style-name="N127">
      <style:text-properties style:use-window-font-color="true" style:font-name="Liberation Mono" fo:font-size="10pt" style:font-size-asian="10pt" style:font-size-complex="10pt"/>
    </style:style>
    <style:style style:name="ce8" style:family="table-cell" style:parent-style-name="Default" style:data-style-name="N103">
      <style:text-properties style:use-window-font-color="true" style:font-name="Liberation Mono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0" style:family="table-cell" style:parent-style-name="Default" style:data-style-name="N104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1" style:family="table-cell" style:parent-style-name="Default" style:data-style-name="N104">
      <style:text-properties style:use-window-font-color="true" style:font-name="Liberation Mono" fo:font-size="10pt" style:font-size-asian="10pt" style:font-size-complex="10pt"/>
    </style:style>
    <style:style style:name="ce12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3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4" style:family="table-cell" style:parent-style-name="Default" style:data-style-name="N103">
      <style:text-properties style:use-window-font-color="true" style:font-name="Liberation Mono" fo:font-size="10pt" style:font-name-asian="SimSun" style:font-size-asian="10pt" style:font-name-complex="Lucida Sans" style:font-size-complex="10pt"/>
    </style:style>
    <style:style style:name="ce15" style:family="table-cell" style:parent-style-name="Default">
      <style:text-properties style:use-window-font-color="true" style:font-name="Liberation Mono" fo:font-size="10pt" fo:language="en" fo:country="US" style:font-name-asian="LiberationMono" style:font-size-asian="10pt" style:language-asian="en" style:country-asian="US" style:font-name-complex="LiberationMono" style:font-size-complex="10pt" style:language-complex="en" style:country-complex="US"/>
    </style:style>
    <style:style style:name="ce16" style:family="table-cell" style:parent-style-name="Default" style:data-style-name="N1">
      <style:text-properties style:use-window-font-color="true" style:font-name="Liberation Mono" fo:font-size="10pt" style:font-size-asian="10pt" style:font-size-complex="10pt"/>
    </style:style>
    <style:style style:name="ce17" style:family="table-cell" style:parent-style-name="Default" style:data-style-name="N103"/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 style:data-style-name="N104">
      <style:text-properties style:font-name="Liberation Mono" fo:font-size="10pt" style:font-name-asian="SimSun" style:font-size-asian="10pt" style:font-name-complex="Lucida Sans" style:font-size-complex="10pt"/>
    </style:style>
    <style:style style:name="ce20" style:family="table-cell" style:parent-style-name="Default" style:data-style-name="N103">
      <style:text-properties fo:font-size="10pt" style:font-size-asian="10pt" style:font-size-complex="10pt"/>
    </style:style>
    <style:style style:name="ce21" style:family="table-cell" style:parent-style-name="Default" style:data-style-name="N104">
      <style:text-properties fo:font-size="10pt" style:font-size-asian="10pt" style:font-size-complex="10pt"/>
    </style:style>
    <style:style style:name="ce22" style:family="table-cell" style:parent-style-name="Default" style:data-style-name="N84">
      <style:text-properties style:use-window-font-color="true" style:font-name="Liberation Mono" fo:font-size="10pt" style:font-name-asian="SimSun" style:font-size-asian="10pt" style:font-name-complex="Lucida Sans" style:font-size-complex="10pt"/>
    </style:style>
    <style:style style:name="ce23" style:family="table-cell" style:parent-style-name="Default" style:data-style-name="N104">
      <style:table-cell-properties fo:background-color="#ffff99"/>
      <style:text-properties fo:font-size="10pt" style:font-size-asian="10pt" style:font-size-complex="10pt"/>
    </style:style>
    <style:style style:name="ce24" style:family="table-cell" style:parent-style-name="Default" style:data-style-name="N133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R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date" office:date-value="2011-03-16" calcext:value-type="date">
            <text:p>2011-03-16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Buy</text:p>
          </table:table-cell>
          <table:table-cell table:style-name="ce4" office:value-type="float" office:value="5" calcext:value-type="float">
            <text:p>5</text:p>
          </table:table-cell>
          <table:table-cell table:style-name="ce10"/>
          <table:table-cell table:style-name="ce13"/>
          <table:table-cell table:number-columns-repeated="4"/>
          <table:table-cell table:style-name="ce1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2" office:value-type="date" office:date-value="2011-04-11" calcext:value-type="date">
            <text:p>2011-04-11</text:p>
          </table:table-cell>
          <table:table-cell table:style-name="ce4" office:value-type="string" calcext:value-type="string">
            <text:p>KO</text:p>
          </table:table-cell>
          <table:table-cell table:style-name="ce4" office:value-type="string" calcext:value-type="string">
            <text:p>Buy</text:p>
          </table:table-cell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2" office:value-type="date" office:date-value="2012-06-04" calcext:value-type="date">
            <text:p>2012-06-04</text:p>
          </table:table-cell>
          <table:table-cell table:style-name="ce4" office:value-type="string" calcext:value-type="string">
            <text:p>XOM</text:p>
          </table:table-cell>
          <table:table-cell table:style-name="ce4" office:value-type="string" calcext:value-type="string">
            <text:p>Buy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3"/>
          <table:table-cell table:number-columns-repeated="4"/>
          <table:table-cell table:style-name="ce1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2" office:value-type="date" office:date-value="2013-10-28" calcext:value-type="date">
            <text:p>2013-10-2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Buy</text:p>
          </table:table-cell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2" office:value-type="date" office:date-value="2014-11-10" calcext:value-type="date">
            <text:p>2014-11-10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Sell</text:p>
          </table:table-cell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2" office:value-type="date" office:date-value="2014-12-15" calcext:value-type="date">
            <text:p>2014-12-15</text:p>
          </table:table-cell>
          <table:table-cell table:style-name="ce4" office:value-type="string" calcext:value-type="string">
            <text:p>XOM</text:p>
          </table:table-cell>
          <table:table-cell table:style-name="ce4" office:value-type="string" calcext:value-type="string">
            <text:p>Sell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date" office:date-value="2015-02-05" calcext:value-type="date">
            <text:p>2015-02-05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uy</text:p>
          </table:table-cell>
          <table:table-cell office:value-type="float" office:value="15" calcext:value-type="float">
            <text:p>15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date" office:date-value="2015-04-02" calcext:value-type="date">
            <text:p>2015-04-02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0"/>
          <table:table-cell table:style-name="ce13"/>
          <table:table-cell table:number-columns-repeated="3"/>
          <table:table-cell table:style-name="ce15"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date" office:date-value="2015-09-03" calcext:value-type="date">
            <text:p>2015-09-03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3"/>
          <table:table-cell table:number-columns-repeated="2"/>
          <table:table-cell table:style-name="Default"/>
          <table:table-cell table:formula="of:=12000/[.K10]" office:value-type="float" office:value="172.166427546628" calcext:value-type="float">
            <text:p>172.1664275466</text:p>
          </table:table-cell>
          <table:table-cell office:value-type="float" office:value="69.7" calcext:value-type="float">
            <text:p>69.7</text:p>
          </table:table-cell>
          <table:table-cell table:formula="of:=62.400002*2" office:value-type="float" office:value="124.800004" calcext:value-type="float">
            <text:p>124.800004</text:p>
          </table:table-cell>
          <table:table-cell table:formula="of:=12000/[.L10]" office:value-type="float" office:value="96.1538430719922" calcext:value-type="float">
            <text:p>96.153843072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5-09-03" calcext:value-type="date">
            <text:p>2015-09-03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table:style-name="ce13"/>
          <table:table-cell table:number-columns-repeated="3"/>
          <table:table-cell table:style-name="ce16" table:formula="of:=[.J10]*[.K11]" office:value-type="float" office:value="18938.3070301291" calcext:value-type="float">
            <text:p>18938</text:p>
          </table:table-cell>
          <table:table-cell office:value-type="float" office:value="110" calcext:value-type="float">
            <text:p>110</text:p>
          </table:table-cell>
          <table:table-cell office:value-type="float" office:value="197.27" calcext:value-type="float">
            <text:p>197.27</text:p>
          </table:table-cell>
          <table:table-cell table:style-name="ce16" table:formula="of:=[.L11]*[.M10]" office:value-type="float" office:value="18968.2686228119" calcext:value-type="float">
            <text:p>18968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5-24" calcext:value-type="date">
            <text:p>2016-05-24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table:style-name="ce13"/>
          <table:table-cell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date" office:date-value="2016-05-24" calcext:value-type="date">
            <text:p>2016-05-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style-name="ce13"/>
          <table:table-cell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date" office:date-value="2016-08-01" calcext:value-type="date">
            <text:p>2016-08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3"/>
          <table:table-cell table:number-columns-repeated="1017"/>
        </table:table-row>
        <table:table-row table:style-name="ro1">
          <table:table-cell table:style-name="ce3" office:value-type="date" office:date-value="2016-09-01" calcext:value-type="date">
            <text:p>2016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3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number-columns-repeated="6"/>
          <table:table-cell table:formula="of:=[.J11]-12000" office:value-type="float" office:value="6938.30703012912" calcext:value-type="float">
            <text:p>6938.307030129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1"/>
          <table:table-cell table:number-columns-repeated="6"/>
          <table:table-cell table:formula="of:=[.L16]/12000" office:value-type="float" office:value="0.57819225251076" calcext:value-type="float">
            <text:p>0.5781922525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3" office:value-type="date" office:date-value="2011-03-16" calcext:value-type="date">
            <text:p>2011-03-16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0]/[.E20]" office:value-type="float" office:value="2.14743586023153" calcext:value-type="float">
            <text:p>2.1474358602315</text:p>
          </table:table-cell>
          <table:table-cell table:style-name="ce11" office:value-type="currency" office:currency="USD" office:value="57.720001" calcext:value-type="currency">
            <text:p>$57.72</text:p>
          </table:table-cell>
          <table:table-cell table:style-name="ce8" office:value-type="currency" office:currency="USD" office:value="123.95" calcext:value-type="currency">
            <text:p>$124</text:p>
          </table:table-cell>
          <table:table-cell table:style-name="ce8" table:formula="of:=[.E20]*[.D20]" office:value-type="currency" office:currency="USD" office:value="123.95" calcext:value-type="currency">
            <text:p>$124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1-04-11" calcext:value-type="date">
            <text:p>2011-04-1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1]/[.E21]" office:value-type="float" office:value="16.6941873068992" calcext:value-type="float">
            <text:p>16.6941873068992</text:p>
          </table:table-cell>
          <table:table-cell table:style-name="ce11" office:value-type="currency" office:currency="USD" office:value="60.560001" calcext:value-type="currency">
            <text:p>$60.56</text:p>
          </table:table-cell>
          <table:table-cell table:style-name="ce8" office:value-type="currency" office:currency="USD" office:value="1011" calcext:value-type="currency">
            <text:p>$1,011</text:p>
          </table:table-cell>
          <table:table-cell table:style-name="ce8" table:formula="of:=SUM([.D20];[.D21])*[.E21]" office:value-type="currency" office:currency="USD" office:value="1141.04871784306" calcext:value-type="currency">
            <text:p>$1,141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2-06-04" calcext:value-type="date">
            <text:p>2012-06-04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2]/[.E22]" office:value-type="float" office:value="13.2747737800653" calcext:value-type="float">
            <text:p>13.2747737800653</text:p>
          </table:table-cell>
          <table:table-cell table:style-name="ce11" office:value-type="currency" office:currency="USD" office:value="58.630001" calcext:value-type="currency">
            <text:p>$58.63</text:p>
          </table:table-cell>
          <table:table-cell table:style-name="ce8" office:value-type="currency" office:currency="USD" office:value="778.3" calcext:value-type="currency">
            <text:p>$778</text:p>
          </table:table-cell>
          <table:table-cell table:style-name="ce8" table:formula="of:=SUM([.D20];[.D21];[.D22])*[.E22]" office:value-type="currency" office:currency="USD" office:value="1882.9843851305" calcext:value-type="currency">
            <text:p>$1,88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3-10-28" calcext:value-type="date">
            <text:p>2013-10-28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3]/[.E23]" office:value-type="float" office:value="3.04807941938337" calcext:value-type="float">
            <text:p>3.0480794193834</text:p>
          </table:table-cell>
          <table:table-cell table:style-name="ce11" office:value-type="currency" office:currency="USD" office:value="161.399994" calcext:value-type="currency">
            <text:p>$161.40</text:p>
          </table:table-cell>
          <table:table-cell table:style-name="ce8" office:value-type="currency" office:currency="USD" office:value="491.96" calcext:value-type="currency">
            <text:p>$492</text:p>
          </table:table-cell>
          <table:table-cell table:style-name="ce8" table:formula="of:=SUM([.D20];[.D21];[.D22];[.D23])*[.E23]" office:value-type="currency" office:currency="USD" office:value="5675.54627457904" calcext:value-type="currency">
            <text:p>$5,67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4-11-10" calcext:value-type="date">
            <text:p>2014-11-10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6" table:formula="of:=[.F24]/[.E24]" office:value-type="float" office:value="0.784079982722976" calcext:value-type="float">
            <text:p>0.7840799827230</text:p>
          </table:table-cell>
          <table:table-cell table:style-name="ce11" office:value-type="currency" office:currency="USD" office:value="187.059998" calcext:value-type="currency">
            <text:p>$187.06</text:p>
          </table:table-cell>
          <table:table-cell table:style-name="ce8" office:value-type="currency" office:currency="USD" office:value="146.67" calcext:value-type="currency">
            <text:p>$147</text:p>
          </table:table-cell>
          <table:table-cell table:style-name="ce8" table:formula="of:=(SUM([.D20]~[.D21]~[.D22]~[.D23])-[.D24])*[.E24]" office:value-type="currency" office:currency="USD" office:value="6431.19687880338" calcext:value-type="currency">
            <text:p>$6,431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4-12-15" calcext:value-type="date">
            <text:p>2014-12-15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6" table:formula="of:=[.F25]/[.E25]" office:value-type="float" office:value="4.75045117396358" calcext:value-type="float">
            <text:p>4.7504511739636</text:p>
          </table:table-cell>
          <table:table-cell table:style-name="ce11" office:value-type="currency" office:currency="USD" office:value="182.929993" calcext:value-type="currency">
            <text:p>$182.93</text:p>
          </table:table-cell>
          <table:table-cell table:style-name="ce8" office:value-type="currency" office:currency="USD" office:value="869" calcext:value-type="currency">
            <text:p>$869</text:p>
          </table:table-cell>
          <table:table-cell table:style-name="ce8" table:formula="of:=(SUM([.D20];[.D21];[.D22];[.D23])-SUM([.D24];[.D25]))*[.E25]" office:value-type="currency" office:currency="USD" office:value="5420.20566983607" calcext:value-type="currency">
            <text:p>$5,420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5-02-05" calcext:value-type="date">
            <text:p>2015-02-05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6]/[.E26]" office:value-type="float" office:value="2.86352812171074" calcext:value-type="float">
            <text:p>2.8635281217108</text:p>
          </table:table-cell>
          <table:table-cell table:style-name="ce11" office:value-type="currency" office:currency="USD" office:value="189.050003" calcext:value-type="currency">
            <text:p>$189.05</text:p>
          </table:table-cell>
          <table:table-cell table:style-name="ce8" office:value-type="currency" office:currency="USD" office:value="541.35" calcext:value-type="currency">
            <text:p>$541</text:p>
          </table:table-cell>
          <table:table-cell table:style-name="ce8" table:formula="of:=(SUM([.D20];[.D21];[.D22];[.D23];[.D26])-SUM([.D24];[.D25]))*[.E26]" office:value-type="currency" office:currency="USD" office:value="6142.89123082006" calcext:value-type="currency">
            <text:p>$6,14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5-04-02" calcext:value-type="date">
            <text:p>2015-04-02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7]/[.E27]" office:value-type="float" office:value="6.53555400059912" calcext:value-type="float">
            <text:p>6.5355540005991</text:p>
          </table:table-cell>
          <table:table-cell table:style-name="ce11" office:value-type="currency" office:currency="USD" office:value="189.149994" calcext:value-type="currency">
            <text:p>$189.15</text:p>
          </table:table-cell>
          <table:table-cell table:style-name="ce8" office:value-type="currency" office:currency="USD" office:value="1236.2" calcext:value-type="currency">
            <text:p>$1,236</text:p>
          </table:table-cell>
          <table:table-cell table:style-name="ce8" table:formula="of:=(SUM([.D20];[.D21];[.D22];[.D23];[.D26];[.D27])-SUM([.D24];[.D25]))*[.E27]" office:value-type="currency" office:currency="USD" office:value="7382.34028571196" calcext:value-type="currency">
            <text:p>$7,38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5-09-03" calcext:value-type="date">
            <text:p>2015-09-03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6" table:formula="of:=[.F28]/[.E28]" office:value-type="float" office:value="3.63027827008918" calcext:value-type="float">
            <text:p>3.6302782700892</text:p>
          </table:table-cell>
          <table:table-cell table:style-name="ce11" office:value-type="currency" office:currency="USD" office:value="179.270004" calcext:value-type="currency">
            <text:p>$179.27</text:p>
          </table:table-cell>
          <table:table-cell table:style-name="ce8" office:value-type="currency" office:currency="USD" office:value="650.8" calcext:value-type="currency">
            <text:p>$651</text:p>
          </table:table-cell>
          <table:table-cell table:style-name="ce14" table:formula="of:=(SUM([.D20];[.D21];[.D22];[.D23];[.D26];[.D27])-SUM([.D24];[.D25];[.D28]))*[.E28]" office:value-type="currency" office:currency="USD" office:value="6345.93388596007" calcext:value-type="currency">
            <text:p>$6,34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6-05-24" calcext:value-type="date">
            <text:p>2016-05-24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29]/[.E29]" office:value-type="float" office:value="1.30042487277908" calcext:value-type="float">
            <text:p>1.3004248727791</text:p>
          </table:table-cell>
          <table:table-cell table:style-name="ce11" office:value-type="currency" office:currency="USD" office:value="190.630005" calcext:value-type="currency">
            <text:p>$190.63</text:p>
          </table:table-cell>
          <table:table-cell table:style-name="ce8" office:value-type="currency" office:currency="USD" office:value="247.9" calcext:value-type="currency">
            <text:p>$248</text:p>
          </table:table-cell>
          <table:table-cell table:style-name="ce14" table:formula="of:=(SUM([.D20];[.D21];[.D22];[.D23];[.D26];[.D27];[.D29])-SUM([.D24];[.D25];[.D28]))*[.E29]" office:value-type="currency" office:currency="USD" office:value="6995.96371070443" calcext:value-type="currency">
            <text:p>$6,99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6-08-01" calcext:value-type="date">
            <text:p>2016-08-0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6" table:formula="of:=[.F30]/[.E30]" office:value-type="float" office:value="1.25395627348973" calcext:value-type="float">
            <text:p>1.2539562734897</text:p>
          </table:table-cell>
          <table:table-cell table:style-name="ce11" office:value-type="currency" office:currency="USD" office:value="199.050003" calcext:value-type="currency">
            <text:p>$199.05</text:p>
          </table:table-cell>
          <table:table-cell table:style-name="ce8" office:value-type="currency" office:currency="USD" office:value="249.6" calcext:value-type="currency">
            <text:p>$250</text:p>
          </table:table-cell>
          <table:table-cell table:style-name="ce14" table:formula="of:=(SUM([.D20];[.D21];[.D22];[.D23];[.D26];[.D27];[.D29])-SUM([.D24];[.D25];[.D28];[.D30]))*[.E30]" office:value-type="currency" office:currency="USD" office:value="7055.37068183788" calcext:value-type="currency">
            <text:p>$7,055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3" office:value-type="date" office:date-value="2016-09-01" calcext:value-type="date">
            <text:p>2016-09-0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6" table:formula="of:=[.F31]/[.E31]" office:value-type="float" office:value="9.09569899931219" calcext:value-type="float">
            <text:p>9.0956989993122</text:p>
          </table:table-cell>
          <table:table-cell table:style-name="ce11" office:value-type="currency" office:currency="USD" office:value="199.479996" calcext:value-type="currency">
            <text:p>$199.48</text:p>
          </table:table-cell>
          <table:table-cell table:style-name="ce8" office:value-type="currency" office:currency="USD" office:value="1814.41" calcext:value-type="currency">
            <text:p>$1,814</text:p>
          </table:table-cell>
          <table:table-cell table:style-name="ce8" table:formula="of:=(SUM([.D20];[.D21];[.D22];[.D23];[.D26];[.D27];[.D29];[.D31])-SUM([.D24];[.D25];[.D28];[.D30]))*[.E31]" office:value-type="currency" office:currency="USD" office:value="8885.02187731576" calcext:value-type="currency">
            <text:p>$8,885</text:p>
          </table:table-cell>
          <table:table-cell table:style-name="ce8"/>
          <table:table-cell table:number-columns-repeated="1015"/>
        </table:table-row>
        <table:table-row table:style-name="ro2">
          <table:table-cell office:value-type="string" calcext:value-type="string">
            <text:p>today</text:p>
          </table:table-cell>
          <table:table-cell table:number-columns-repeated="2"/>
          <table:table-cell table:style-name="Default"/>
          <table:table-cell table:style-name="ce12" office:value-type="currency" office:currency="USD" office:value="196.470001" calcext:value-type="currency">
            <text:p>$196.4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res</text:p>
          </table:table-cell>
          <table:table-cell table:style-name="ce7" table:formula="of:=SUM([.D20];[.D21];[.D22];[.D26];[.D27];[.D29];[.D31])-SUM([.D24];[.D25];[.D28];[.D30])" office:value-type="float" office:value="41.4928372413316" calcext:value-type="float">
            <text:p>41.4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st trade</text:p>
          </table:table-cell>
          <table:table-cell table:style-name="ce8" table:formula="of:=[.D33]*[.E31]" office:value-type="currency" office:currency="USD" office:value="8276.99100692948" calcext:value-type="currency">
            <text:p>$8,2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day</text:p>
          </table:table-cell>
          <table:table-cell table:style-name="ce8" table:formula="of:=[.D33]*[.E32]" office:value-type="currency" office:currency="USD" office:value="8152.09777429726" calcext:value-type="currency">
            <text:p>$8,152</text:p>
          </table:table-cell>
          <table:table-cell table:number-columns-repeated="1019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1-03-16" calcext:value-type="date">
            <text:p>2011-03-16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1" office:value-type="currency" office:currency="USD" office:value="24.79" calcext:value-type="currency">
            <text:p>$24.79</text:p>
          </table:table-cell>
          <table:table-cell table:style-name="ce8" table:formula="of:=[.E43]*[.D43]" office:value-type="currency" office:currency="USD" office:value="123.95" calcext:value-type="currency">
            <text:p>$124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1-04-11" calcext:value-type="date">
            <text:p>2011-04-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5" calcext:value-type="float">
            <text:p>15</text:p>
          </table:table-cell>
          <table:table-cell table:style-name="ce11" office:value-type="currency" office:currency="USD" office:value="67.4" calcext:value-type="currency">
            <text:p>$67.40</text:p>
          </table:table-cell>
          <table:table-cell table:style-name="ce8" table:formula="of:=[.E44]*[.D44]" office:value-type="currency" office:currency="USD" office:value="1011" calcext:value-type="currency">
            <text:p>$1,01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2-06-04" calcext:value-type="date">
            <text:p>2012-06-04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USD" office:value="77.83" calcext:value-type="currency">
            <text:p>$77.83</text:p>
          </table:table-cell>
          <table:table-cell table:style-name="ce8" table:formula="of:=[.E45]*[.D45]" office:value-type="currency" office:currency="USD" office:value="778.3" calcext:value-type="currency">
            <text:p>$778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3-10-28" calcext:value-type="date">
            <text:p>2013-10-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1" office:value-type="currency" office:currency="USD" office:value="17.57" calcext:value-type="currency">
            <text:p>$17.57</text:p>
          </table:table-cell>
          <table:table-cell table:style-name="ce8" table:formula="of:=[.E46]*[.D46]" office:value-type="currency" office:currency="USD" office:value="491.96" calcext:value-type="currency">
            <text:p>$49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4-11-10" calcext:value-type="date">
            <text:p>2014-11-1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USD" office:value="48.89" calcext:value-type="currency">
            <text:p>$48.89</text:p>
          </table:table-cell>
          <table:table-cell table:style-name="ce8" table:formula="of:=[.E47]*[.D47]" office:value-type="currency" office:currency="USD" office:value="146.67" calcext:value-type="currency">
            <text:p>$147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4-12-15" calcext:value-type="date">
            <text:p>2014-12-15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USD" office:value="86.9" calcext:value-type="currency">
            <text:p>$86.90</text:p>
          </table:table-cell>
          <table:table-cell table:style-name="ce8" table:formula="of:=[.E48]*[.D48]" office:value-type="currency" office:currency="USD" office:value="869" calcext:value-type="currency">
            <text:p>$869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02-05" calcext:value-type="date">
            <text:p>2015-02-05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uy</text:p>
          </table:table-cell>
          <table:table-cell office:value-type="float" office:value="15" calcext:value-type="float">
            <text:p>15</text:p>
          </table:table-cell>
          <table:table-cell table:style-name="ce11" office:value-type="currency" office:currency="USD" office:value="36.09" calcext:value-type="currency">
            <text:p>$36.09</text:p>
          </table:table-cell>
          <table:table-cell table:style-name="ce8" table:formula="of:=[.E49]*[.D49]" office:value-type="currency" office:currency="USD" office:value="541.35" calcext:value-type="currency">
            <text:p>$54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04-02" calcext:value-type="date">
            <text:p>2015-04-02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1" office:value-type="currency" office:currency="USD" office:value="44.15" calcext:value-type="currency">
            <text:p>$44.15</text:p>
          </table:table-cell>
          <table:table-cell table:style-name="ce8" table:formula="of:=[.E50]*[.D50]" office:value-type="currency" office:currency="USD" office:value="1236.2" calcext:value-type="currency">
            <text:p>$1,23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09-03" calcext:value-type="date">
            <text:p>2015-09-03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USD" office:value="32.54" calcext:value-type="currency">
            <text:p>$32.54</text:p>
          </table:table-cell>
          <table:table-cell table:style-name="ce8" table:formula="of:=[.E51]*[.D51]" office:value-type="currency" office:currency="USD" office:value="650.8" calcext:value-type="currency">
            <text:p>$65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05-24" calcext:value-type="date">
            <text:p>2016-05-24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1" office:value-type="currency" office:currency="USD" office:value="49.58" calcext:value-type="currency">
            <text:p>$49.58</text:p>
          </table:table-cell>
          <table:table-cell table:style-name="ce8" table:formula="of:=[.E52]*[.D52]" office:value-type="currency" office:currency="USD" office:value="247.9" calcext:value-type="currency">
            <text:p>$248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08-01" calcext:value-type="date">
            <text:p>2016-08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USD" office:value="12.48" calcext:value-type="currency">
            <text:p>$12.48</text:p>
          </table:table-cell>
          <table:table-cell table:style-name="ce8" table:formula="of:=[.E53]*[.D53]" office:value-type="currency" office:currency="USD" office:value="249.6" calcext:value-type="currency">
            <text:p>$25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09-01" calcext:value-type="date">
            <text:p>2016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currency" office:currency="USD" office:value="106.73" calcext:value-type="currency">
            <text:p>$106.73</text:p>
          </table:table-cell>
          <table:table-cell table:style-name="ce8" table:formula="of:=[.E54]*[.D54]" office:value-type="currency" office:currency="USD" office:value="1814.41" calcext:value-type="currency">
            <text:p>$1,814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11"/>
        <table:table-column table:style-name="co2" table:default-cell-style-name="ce17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Default"/>
        </table:table-row>
        <table:table-row table:style-name="ro1">
          <table:table-cell table:style-name="ce3" office:value-type="date" office:date-value="2011-03-16" calcext:value-type="date">
            <text:p>2011-03-16</text:p>
          </table:table-cell>
          <table:table-cell office:value-type="string" calcext:value-type="string">
            <text:p>MSFT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4.79" calcext:value-type="currency">
            <text:p>$24.79</text:p>
          </table:table-cell>
          <table:table-cell table:formula="of:=[.D2]*[.C2]" office:value-type="currency" office:currency="USD" office:value="123.95" calcext:value-type="currency">
            <text:p>$124</text:p>
          </table:table-cell>
        </table:table-row>
        <table:table-row table:style-name="ro1">
          <table:table-cell/>
          <table:table-cell table:style-name="Default" office:value-type="string" calcext:value-type="string">
            <text:p>AAPL</text:p>
          </table:table-cell>
          <table:table-cell table:style-name="Default" office:value-type="float" office:value="2" calcext:value-type="float">
            <text:p>2</text:p>
          </table:table-cell>
          <table:table-cell office:value-type="currency" office:currency="USD" office:value="330.01001" calcext:value-type="currency">
            <text:p>$330.01</text:p>
          </table:table-cell>
          <table:table-cell table:formula="of:=[.D3]*[.C3]" office:value-type="currency" office:currency="USD" office:value="660.02002" calcext:value-type="currency">
            <text:p>$66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SUM([.E2:.E3])" office:value-type="currency" office:currency="USD" office:value="783.97002" calcext:value-type="currency">
            <text:p>$784</text:p>
          </table:table-cell>
        </table:table-row>
      </table:table>
      <table:table table:name="Sheet3" table:style-name="ta1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4-11" calcext:value-type="date">
            <text:p>2011-04-11</text:p>
          </table:table-cell>
          <table:table-cell table:style-name="ce1" office:value-type="string" calcext:value-type="string">
            <text:p>MSFT</text:p>
          </table:table-cell>
          <table:table-cell office:value-type="float" office:value="5" calcext:value-type="float">
            <text:p>5</text:p>
          </table:table-cell>
          <table:table-cell table:style-name="ce19" office:value-type="currency" office:currency="USD" office:value="25.98" calcext:value-type="currency">
            <text:p>$25.98</text:p>
          </table:table-cell>
          <table:table-cell table:style-name="ce20" table:formula="of:=[.C2]*[.D2]" office:value-type="currency" office:currency="USD" office:value="129.9" calcext:value-type="currency">
            <text:p>$13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" office:value-type="string" calcext:value-type="string">
            <text:p>AAPL</text:p>
          </table:table-cell>
          <table:table-cell office:value-type="float" office:value="2" calcext:value-type="float">
            <text:p>2</text:p>
          </table:table-cell>
          <table:table-cell table:style-name="ce19" office:value-type="currency" office:currency="USD" office:value="330.799988" calcext:value-type="currency">
            <text:p>$330.80</text:p>
          </table:table-cell>
          <table:table-cell table:style-name="ce20" table:formula="of:=[.C3]*[.D3]" office:value-type="currency" office:currency="USD" office:value="661.599976" calcext:value-type="currency">
            <text:p>$66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table:style-name="ce19" office:value-type="currency" office:currency="USD" office:value="67.4" calcext:value-type="currency">
            <text:p>$67.40</text:p>
          </table:table-cell>
          <table:table-cell table:style-name="ce20" table:formula="of:=[.C4]*[.D4]" office:value-type="currency" office:currency="USD" office:value="1011" calcext:value-type="currency">
            <text:p>$1,01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" table:formula="of:=SUM([.E2:.E4])" office:value-type="currency" office:currency="USD" office:value="1802.499976" calcext:value-type="currency">
            <text:p>$1,802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18"/>
        <table:table-column table:style-name="co2" table:number-columns-repeated="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3" office:value-type="date" office:date-value="2012-06-04" calcext:value-type="date">
            <text:p>2012-06-04</text:p>
          </table:table-cell>
          <table:table-cell office:value-type="string" calcext:value-type="string">
            <text:p>MSFT</text:p>
          </table:table-cell>
          <table:table-cell office:value-type="float" office:value="5" calcext:value-type="float">
            <text:p>5</text:p>
          </table:table-cell>
          <table:table-cell table:style-name="ce21" office:value-type="currency" office:currency="USD" office:value="28.549999" calcext:value-type="currency">
            <text:p>$28.55</text:p>
          </table:table-cell>
          <table:table-cell table:formula="of:=[.C2]*[.D2]" office:value-type="currency" office:currency="USD" office:value="142.749995" calcext:value-type="currency">
            <text:p>$143</text:p>
          </table:table-cell>
        </table:table-row>
        <table:table-row table:style-name="ro1">
          <table:table-cell table:style-name="ce3"/>
          <table:table-cell office:value-type="string" calcext:value-type="string">
            <text:p>AAPL</text:p>
          </table:table-cell>
          <table:table-cell office:value-type="float" office:value="2" calcext:value-type="float">
            <text:p>2</text:p>
          </table:table-cell>
          <table:table-cell table:style-name="ce21" office:value-type="currency" office:currency="USD" office:value="564.289978" calcext:value-type="currency">
            <text:p>$564.29</text:p>
          </table:table-cell>
          <table:table-cell table:formula="of:=[.C3]*[.D3]" office:value-type="currency" office:currency="USD" office:value="1128.579956" calcext:value-type="currency">
            <text:p>$1,129</text:p>
          </table:table-cell>
        </table:table-row>
        <table:table-row table:style-name="ro1">
          <table:table-cell table:style-name="ce18"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table:style-name="ce21" office:value-type="currency" office:currency="USD" office:value="73.639999" calcext:value-type="currency">
            <text:p>$73.64</text:p>
          </table:table-cell>
          <table:table-cell table:formula="of:=[.C4]*[.D4]" office:value-type="currency" office:currency="USD" office:value="1104.599985" calcext:value-type="currency">
            <text:p>$1,105</text:p>
          </table:table-cell>
        </table:table-row>
        <table:table-row table:style-name="ro1">
          <table:table-cell table:style-name="ce18"/>
          <table:table-cell office:value-type="string" calcext:value-type="string">
            <text:p>XOM</text:p>
          </table:table-cell>
          <table:table-cell office:value-type="float" office:value="10" calcext:value-type="float">
            <text:p>10</text:p>
          </table:table-cell>
          <table:table-cell table:style-name="ce21" office:value-type="currency" office:currency="USD" office:value="77.830002" calcext:value-type="currency">
            <text:p>$77.83</text:p>
          </table:table-cell>
          <table:table-cell table:formula="of:=[.C5]*[.D5]" office:value-type="currency" office:currency="USD" office:value="778.30002" calcext:value-type="currency">
            <text:p>$778</text:p>
          </table:table-cell>
        </table:table-row>
        <table:table-row table:style-name="ro1">
          <table:table-cell table:style-name="ce18" table:number-columns-repeated="2"/>
          <table:table-cell table:number-columns-repeated="2"/>
          <table:table-cell table:formula="of:=SUM([.E2:.E5])" office:value-type="currency" office:currency="USD" office:value="3154.229956" calcext:value-type="currency">
            <text:p>$3,15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Sheet9" table:style-name="ta1">
        <table:table-column table:style-name="co1" table:default-cell-style-name="ce18"/>
        <table:table-column table:style-name="co2" table:default-cell-style-name="ce1"/>
        <table:table-column table:style-name="co2" table:default-cell-style-name="ce18"/>
        <table:table-column table:style-name="co2" table:default-cell-style-name="ce21"/>
        <table:table-column table:style-name="co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22" office:value-type="date" office:date-value="2012-06-05" calcext:value-type="date">
            <text:p>2012-06-05</text:p>
          </table:table-cell>
          <table:table-cell office:value-type="string" calcext:value-type="string">
            <text:p>MSFT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8.51" calcext:value-type="currency">
            <text:p>$28.51</text:p>
          </table:table-cell>
          <table:table-cell table:formula="of:=[.C2]*[.D2]" office:value-type="currency" office:currency="USD" office:value="142.55" calcext:value-type="currency">
            <text:p>$143</text:p>
          </table:table-cell>
        </table:table-row>
        <table:table-row table:style-name="ro1">
          <table:table-cell table:style-name="ce22"/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62.830025" calcext:value-type="currency">
            <text:p>$562.83</text:p>
          </table:table-cell>
          <table:table-cell table:formula="of:=[.C3]*[.D3]" office:value-type="currency" office:currency="USD" office:value="562.830025" calcext:value-type="currency">
            <text:p>$563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73.239998" calcext:value-type="currency">
            <text:p>$73.24</text:p>
          </table:table-cell>
          <table:table-cell table:formula="of:=[.C4]*[.D4]" office:value-type="currency" office:currency="USD" office:value="1098.59997" calcext:value-type="currency">
            <text:p>$1,099</text:p>
          </table:table-cell>
        </table:table-row>
        <table:table-row table:style-name="ro1">
          <table:table-cell/>
          <table:table-cell office:value-type="string" calcext:value-type="string">
            <text:p>XO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77.599998" calcext:value-type="currency">
            <text:p>$77.60</text:p>
          </table:table-cell>
          <table:table-cell table:formula="of:=[.C5]*[.D5]" office:value-type="currency" office:currency="USD" office:value="775.99998" calcext:value-type="currency">
            <text:p>$776</text:p>
          </table:table-cell>
        </table:table-row>
        <table:table-row table:style-name="ro1">
          <table:table-cell/>
          <table:table-cell table:style-name="ce18"/>
          <table:table-cell/>
          <table:table-cell table:style-name="ce20"/>
          <table:table-cell table:formula="of:=SUM([.E2:.E5])" office:value-type="currency" office:currency="USD" office:value="2579.979975" calcext:value-type="currency">
            <text:p>$2,580</text:p>
          </table:table-cell>
        </table:table-row>
      </table:table>
      <table:table table:name="Sheet5" table:style-name="ta1">
        <table:table-column table:style-name="co1" table:default-cell-style-name="ce18"/>
        <table:table-column table:style-name="co2" table:default-cell-style-name="ce1"/>
        <table:table-column table:style-name="co2" table:default-cell-style-name="ce18"/>
        <table:table-column table:style-name="co2" table:default-cell-style-name="ce21"/>
        <table:table-column table:style-name="co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3" office:value-type="date" office:date-value="2013-10-28" calcext:value-type="date">
            <text:p>2013-10-28</text:p>
          </table:table-cell>
          <table:table-cell office:value-type="string" calcext:value-type="string">
            <text:p>MSFT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35.57" calcext:value-type="currency">
            <text:p>$35.57</text:p>
          </table:table-cell>
          <table:table-cell table:formula="of:=[.C2]*[.D2]" office:value-type="currency" office:currency="USD" office:value="177.85" calcext:value-type="currency">
            <text:p>$178</text:p>
          </table:table-cell>
        </table:table-row>
        <table:table-row table:style-name="ro1">
          <table:table-cell table:style-name="ce3"/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29.880005" calcext:value-type="currency">
            <text:p>$529.88</text:p>
          </table:table-cell>
          <table:table-cell table:formula="of:=[.C3]*[.D3]" office:value-type="currency" office:currency="USD" office:value="529.880005" calcext:value-type="currency">
            <text:p>$530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9.610001" calcext:value-type="currency">
            <text:p>$39.61</text:p>
          </table:table-cell>
          <table:table-cell table:formula="of:=[.C4]*[.D4]" office:value-type="currency" office:currency="USD" office:value="594.150015" calcext:value-type="currency">
            <text:p>$594</text:p>
          </table:table-cell>
        </table:table-row>
        <table:table-row table:style-name="ro1">
          <table:table-cell/>
          <table:table-cell office:value-type="string" calcext:value-type="string">
            <text:p>XO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88.230003" calcext:value-type="currency">
            <text:p>$88.23</text:p>
          </table:table-cell>
          <table:table-cell table:formula="of:=[.C5]*[.D5]" office:value-type="currency" office:currency="USD" office:value="882.30003" calcext:value-type="currency">
            <text:p>$88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float" office:value="28" calcext:value-type="float">
            <text:p>28</text:p>
          </table:table-cell>
          <table:table-cell office:value-type="currency" office:currency="USD" office:value="17.57" calcext:value-type="currency">
            <text:p>$17.57</text:p>
          </table:table-cell>
          <table:table-cell table:formula="of:=[.C6]*[.D6]" office:value-type="currency" office:currency="USD" office:value="491.96" calcext:value-type="currency">
            <text:p>$492</text:p>
          </table:table-cell>
        </table:table-row>
        <table:table-row table:style-name="ro1">
          <table:table-cell/>
          <table:table-cell table:style-name="ce18"/>
          <table:table-cell/>
          <table:table-cell table:style-name="ce20"/>
          <table:table-cell table:formula="of:=SUM([.E2:.E6])" office:value-type="currency" office:currency="USD" office:value="2676.14005" calcext:value-type="currency">
            <text:p>$2,676</text:p>
          </table:table-cell>
        </table:table-row>
        <table:table-row table:style-name="ro1">
          <table:table-cell table:style-name="Default" table:number-columns-repeated="3"/>
          <table:table-cell table:style-name="ce20"/>
          <table:table-cell table:style-name="Default"/>
        </table:table-row>
      </table:table>
      <table:table table:name="Sheet6" table:style-name="ta1">
        <table:table-column table:style-name="co1" table:default-cell-style-name="ce18"/>
        <table:table-column table:style-name="co2" table:default-cell-style-name="ce1"/>
        <table:table-column table:style-name="co2" table:default-cell-style-name="ce18"/>
        <table:table-column table:style-name="co2" table:default-cell-style-name="ce21"/>
        <table:table-column table:style-name="co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3" office:value-type="date" office:date-value="2014-11-10" calcext:value-type="date">
            <text:p>2014-11-10</text:p>
          </table:table-cell>
          <table:table-cell office:value-type="string" calcext:value-type="string">
            <text:p>MSF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8.889999" calcext:value-type="currency">
            <text:p>$48.89</text:p>
          </table:table-cell>
          <table:table-cell table:formula="of:=[.C2]*[.D2]" office:value-type="currency" office:currency="USD" office:value="97.779998" calcext:value-type="currency">
            <text:p>$98</text:p>
          </table:table-cell>
        </table:table-row>
        <table:table-row table:style-name="ro1">
          <table:table-cell table:style-name="ce3"/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  <table:table-cell table:style-name="ce23" office:value-type="currency" office:currency="USD" office:value="108.830002" calcext:value-type="currency">
            <text:p>$108.83</text:p>
          </table:table-cell>
          <table:table-cell table:formula="of:=[.C3]*[.D3]" office:value-type="currency" office:currency="USD" office:value="108.830002" calcext:value-type="currency">
            <text:p>$109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42.389999" calcext:value-type="currency">
            <text:p>$42.39</text:p>
          </table:table-cell>
          <table:table-cell table:formula="of:=[.C4]*[.D4]" office:value-type="currency" office:currency="USD" office:value="635.849985" calcext:value-type="currency">
            <text:p>$636</text:p>
          </table:table-cell>
        </table:table-row>
        <table:table-row table:style-name="ro1">
          <table:table-cell/>
          <table:table-cell office:value-type="string" calcext:value-type="string">
            <text:p>XO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96.279999" calcext:value-type="currency">
            <text:p>$96.28</text:p>
          </table:table-cell>
          <table:table-cell table:formula="of:=[.C5]*[.D5]" office:value-type="currency" office:currency="USD" office:value="962.79999" calcext:value-type="currency">
            <text:p>$963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float" office:value="28" calcext:value-type="float">
            <text:p>28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C6]*[.D6]" office:value-type="currency" office:currency="USD" office:value="392" calcext:value-type="currency">
            <text:p>$392</text:p>
          </table:table-cell>
        </table:table-row>
        <table:table-row table:style-name="ro1">
          <table:table-cell/>
          <table:table-cell table:style-name="ce18"/>
          <table:table-cell/>
          <table:table-cell table:style-name="ce20"/>
          <table:table-cell table:formula="of:=SUM([.E2:.E6])" office:value-type="currency" office:currency="USD" office:value="2197.259975" calcext:value-type="currency">
            <text:p>$2,197</text:p>
          </table:table-cell>
        </table:table-row>
      </table:table>
      <table:table table:name="Sheet7" table:style-name="ta1">
        <table:table-column table:style-name="co1" table:default-cell-style-name="ce18"/>
        <table:table-column table:style-name="co2" table:default-cell-style-name="ce1"/>
        <table:table-column table:style-name="co2" table:default-cell-style-name="ce18"/>
        <table:table-column table:style-name="co2" table:default-cell-style-name="ce21"/>
        <table:table-column table:style-name="co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3" office:value-type="date" office:date-value="2014-12-15" calcext:value-type="date">
            <text:p>2014-12-15</text:p>
          </table:table-cell>
          <table:table-cell office:value-type="string" calcext:value-type="string">
            <text:p>MSF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6.669998" calcext:value-type="currency">
            <text:p>$46.67</text:p>
          </table:table-cell>
          <table:table-cell table:formula="of:=[.C2]*[.D2]" office:value-type="currency" office:currency="USD" office:value="93.339996" calcext:value-type="currency">
            <text:p>$93</text:p>
          </table:table-cell>
        </table:table-row>
        <table:table-row table:style-name="ro1">
          <table:table-cell table:style-name="ce3"/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C3]*[.D3]" office:value-type="currency" office:currency="USD" office:value="0" calcext:value-type="currency">
            <text:p>$0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40.57" calcext:value-type="currency">
            <text:p>$40.57</text:p>
          </table:table-cell>
          <table:table-cell table:formula="of:=[.C4]*[.D4]" office:value-type="currency" office:currency="USD" office:value="608.55" calcext:value-type="currency">
            <text:p>$609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float" office:value="28" calcext:value-type="float">
            <text:p>28</text:p>
          </table:table-cell>
          <table:table-cell office:value-type="currency" office:currency="USD" office:value="14.28" calcext:value-type="currency">
            <text:p>$14.28</text:p>
          </table:table-cell>
          <table:table-cell table:formula="of:=[.C5]*[.D5]" office:value-type="currency" office:currency="USD" office:value="399.84" calcext:value-type="currency">
            <text:p>$400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table:formula="of:=SUM([.E2:.E5])" office:value-type="currency" office:currency="USD" office:value="1101.729996" calcext:value-type="currency">
            <text:p>$1,10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</table:table-row>
      </table:table>
      <table:table table:name="Sheet8" table:style-name="ta1">
        <table:table-column table:style-name="co1" table:default-cell-style-name="ce18"/>
        <table:table-column table:style-name="co2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20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8"/>
        </table:table-row>
        <table:table-row table:style-name="ro1">
          <table:table-cell table:style-name="ce22" office:value-type="date" office:date-value="2015-02-05" calcext:value-type="date">
            <text:p>2015-02-05</text:p>
          </table:table-cell>
          <table:table-cell office:value-type="string" calcext:value-type="string">
            <text:p>MSF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2.450001" calcext:value-type="currency">
            <text:p>$42.450</text:p>
          </table:table-cell>
          <table:table-cell table:formula="of:=[.C2]*[.D2]" office:value-type="currency" office:currency="USD" office:value="84.900002" calcext:value-type="currency">
            <text:p>$85</text:p>
          </table:table-cell>
        </table:table-row>
        <table:table-row table:style-name="ro1">
          <table:table-cell table:style-name="ce22"/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0</text:p>
          </table:table-cell>
          <table:table-cell table:formula="of:=[.C3]*[.D3]" office:value-type="currency" office:currency="USD" office:value="0" calcext:value-type="currency">
            <text:p>$0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41.790001" calcext:value-type="currency">
            <text:p>$41.790</text:p>
          </table:table-cell>
          <table:table-cell table:formula="of:=[.C4]*[.D4]" office:value-type="currency" office:currency="USD" office:value="626.850015" calcext:value-type="currency">
            <text:p>$627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float" office:value="28" calcext:value-type="float">
            <text:p>28</text:p>
          </table:table-cell>
          <table:table-cell office:value-type="currency" office:currency="USD" office:value="15.85" calcext:value-type="currency">
            <text:p>$15.850</text:p>
          </table:table-cell>
          <table:table-cell table:formula="of:=[.C5]*[.D5]" office:value-type="currency" office:currency="USD" office:value="443.8" calcext:value-type="currency">
            <text:p>$444</text:p>
          </table:table-cell>
        </table:table-row>
        <table:table-row table:style-name="ro1">
          <table:table-cell/>
          <table:table-cell office:value-type="string" calcext:value-type="string">
            <text:p>BBY</text:p>
          </table:table-cell>
          <table:table-cell table:style-name="ce1" office:value-type="float" office:value="15" calcext:value-type="float">
            <text:p>15</text:p>
          </table:table-cell>
          <table:table-cell office:value-type="currency" office:currency="USD" office:value="36.09" calcext:value-type="currency">
            <text:p>$36.090</text:p>
          </table:table-cell>
          <table:table-cell table:formula="of:=[.C6]*[.D6]" office:value-type="currency" office:currency="USD" office:value="541.35" calcext:value-type="currency">
            <text:p>$541</text:p>
          </table:table-cell>
        </table:table-row>
        <table:table-row table:style-name="ro1">
          <table:table-cell/>
          <table:table-cell table:style-name="ce18"/>
          <table:table-cell/>
          <table:table-cell table:style-name="ce20"/>
          <table:table-cell table:formula="of:=SUM([.E2:.E6])" office:value-type="currency" office:currency="USD" office:value="1696.900017" calcext:value-type="currency">
            <text:p>$1,697</text:p>
          </table:table-cell>
        </table:table-row>
        <table:table-row table:style-name="ro1">
          <table:table-cell table:style-name="Default" table:number-columns-repeated="3"/>
          <table:table-cell table:style-name="ce2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Mono" svg:font-family="LiberationMono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currency-style style:name="N13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4:54:49.064698000</meta:creation-date>
    <dc:date>2016-10-27T13:06:29.816093000</dc:date>
    <meta:editing-duration>P1DT22H38M6S</meta:editing-duration>
    <meta:editing-cycles>1</meta:editing-cycles>
    <meta:generator>LibreOffice/4.3.5.2$MacOSX_x86 LibreOffice_project/3a87456aaa6a95c63eea1c1b3201acedf0751bd5</meta:generator>
    <meta:document-statistic meta:table-count="9" meta:cell-count="415" meta:object-count="0"/>
  </office:meta>
</office:document-meta>
</file>